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.1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">
      <style:text-properties fo:font-weight="bold" style:font-weight-asian="bold" style:font-weight-complex="bold"/>
    </style:style>
    <style:style style:name="ce3" style:family="table-cell" style:parent-style-name="Default">
      <style:text-properties fo:color="#fffff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3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elevance</text:p>
          </table:table-cell>
          <table:table-cell office:value-type="string" calcext:value-type="string">
            <text:p>Done?</text:p>
          </table:table-cell>
          <table:table-cell table:number-columns-repeated="4"/>
          <table:table-cell office:value-type="string" calcext:value-type="string">
            <text:p>Work:</text:p>
          </table:table-cell>
          <table:table-cell/>
        </table:table-row>
        <table:table-row table:style-name="ro2">
          <table:table-cell office:value-type="string" calcext:value-type="string">
            <text:p>Remaining functions in basicoperations.cc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D2]=&quot;x&quot;;[.B2];0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n practically copy it</text:p>
          </table:table-cell>
        </table:table-row>
        <table:table-row table:style-name="ro1">
          <table:table-cell office:value-type="string" calcext:value-type="string">
            <text:p>Bergman fan from flat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3]=&quot;x&quot;;[.B3];0)"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mall adjustments, some renaming</text:p>
          </table:table-cell>
        </table:table-row>
        <table:table-row table:style-name="ro2">
          <table:table-cell office:value-type="string" calcext:value-type="string">
            <text:p>cdd_helper_function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D4]=&quot;x&quot;;[.B4];0)"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ignificant change</text:p>
          </table:table-cell>
        </table:table-row>
        <table:table-row table:style-name="ro1">
          <table:table-cell office:value-type="string" calcext:value-type="string">
            <text:p>coarse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5]=&quot;x&quot;;[.B5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mplexif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IF([.D6]=&quot;x&quot;;[.B6];0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Relevance:</text:p>
          </table:table-cell>
          <table:table-cell/>
        </table:table-row>
        <table:table-row table:style-name="ro2">
          <table:table-cell office:value-type="string" calcext:value-type="string">
            <text:p>create_curves.cc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D7]=&quot;x&quot;;[.B7];0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onus content</text:p>
          </table:table-cell>
        </table:table-row>
        <table:table-row table:style-name="ro1">
          <table:table-cell office:value-type="string" calcext:value-type="string">
            <text:p>diagonal_functions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D8]=&quot;x&quot;;[.B8];0)" office:value-type="float" office:value="0" calcext:value-type="float">
            <text:p>0</text:p>
          </table:table-cell>
          <table:table-cell office:value-type="string" calcext:value-type="string">
            <text:p>NO IDEA HOW THIS WORK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hould be done for presentation, can do without</text:p>
          </table:table-cell>
        </table:table-row>
        <table:table-row table:style-name="ro1">
          <table:table-cell office:value-type="string" calcext:value-type="string">
            <text:p>fan_diagona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D9]=&quot;x&quot;;[.B9];0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Essential features, should work on presentation</text:p>
          </table:table-cell>
        </table:table-row>
        <table:table-row table:style-name="ro1">
          <table:table-cell office:value-type="string" calcext:value-type="string">
            <text:p>piecewise_divis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10]=&quot;x&quot;;[.B1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nction_visua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D11]=&quot;x&quot;;[.B11];0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hurwitz_cycles (need evaluation stuff) (DEPRECATED?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IF([.D12]=&quot;x&quot;;[.B12];0)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urwitz_combinatori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13]=&quot;x&quot;;[.B13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rsection (rec fan and degre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D14]=&quot;x&quot;;[.B14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reducib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15]=&quot;x&quot;;[.B15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_smoo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6]=&quot;x&quot;;[.B1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ck_cycle_equality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D17]=&quot;x&quot;;[.B17];0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lines_in_cubic stuff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D18]=&quot;x&quot;;[.B1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19]=&quot;x&quot;;[.B19];0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od_from_f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20]=&quot;x&quot;;[.B2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kowsi_intersec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D21]=&quot;x&quot;;[.B21];0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duli_local (needs pruefer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22]=&quot;x&quot;;[.B22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e morphism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D23]=&quot;x&quot;;[.B23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phism arithmetic and composi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D24]=&quot;x&quot;;[.B24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llbac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D25]=&quot;x&quot;;[.B25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phism_speci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D26]=&quot;x&quot;;[.B26];0)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uefer.c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27]=&quot;x&quot;;[.B27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i clas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D28]=&quot;x&quot;;[.B28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tting_function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D29]=&quot;x&quot;;[.B2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opical cub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30]=&quot;x&quot;;[.B3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_rays / triangula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31]=&quot;x&quot;;[.B3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SUM([.B2:.B31])" office:value-type="float" office:value="50" calcext:value-type="float">
            <text:p>50</text:p>
          </table:table-cell>
          <table:table-cell table:style-name="ce1" office:value-type="string" calcext:value-type="string">
            <text:p>Done:</text:p>
          </table:table-cell>
          <table:table-cell table:style-name="ce2" table:formula="of:= [.E32]/[.B32]" office:value-type="percentage" office:value="0.54" calcext:value-type="percentage">
            <text:p>54%</text:p>
          </table:table-cell>
          <table:table-cell table:formula="of:=SUM([.E2:.E31])" office:value-type="float" office:value="27" calcext:value-type="float">
            <text:p>2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0.00.0000</text:date>, <text:time style:data-style-name="N2" text:time-value="15:27:11.5461218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0:02:08.105170499</meta:creation-date>
    <dc:date>2015-04-30T15:27:33.728812075</dc:date>
    <meta:editing-duration>P1DT16H12M24S</meta:editing-duration>
    <meta:editing-cycles>10</meta:editing-cycles>
    <meta:generator>LibreOffice/4.2.7.2$Linux_X86_64 LibreOffice_project/420m0$Build-2</meta:generator>
    <meta:document-statistic meta:table-count="1" meta:cell-count="158" meta:object-count="0"/>
  </office:meta>
</office:document-meta>
</file>